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43.48mm"/>
    </style:style>
    <style:style style:name="co2" style:family="table-column">
      <style:table-column-properties fo:break-before="auto" style:column-width="45.09mm"/>
    </style:style>
    <style:style style:name="co3" style:family="table-column">
      <style:table-column-properties fo:break-before="auto" style:column-width="66.02mm"/>
    </style:style>
    <style:style style:name="co4" style:family="table-column">
      <style:table-column-properties fo:break-before="auto" style:column-width="48.31mm"/>
    </style:style>
    <style:style style:name="co5" style:family="table-column">
      <style:table-column-properties fo:break-before="auto" style:column-width="58.3mm"/>
    </style:style>
    <style:style style:name="co6" style:family="table-column">
      <style:table-column-properties fo:break-before="auto" style:column-width="42.51mm"/>
    </style:style>
    <style:style style:name="co7" style:family="table-column">
      <style:table-column-properties fo:break-before="auto" style:column-width="22.58mm"/>
    </style:style>
    <style:style style:name="ro1" style:family="table-row">
      <style:table-row-properties style:row-height="8.04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8.36mm" fo:break-before="auto" style:use-optimal-row-height="false"/>
    </style:style>
    <style:style style:name="ro4" style:family="table-row">
      <style:table-row-properties style:row-height="30.32mm" fo:break-before="auto" style:use-optimal-row-height="true"/>
    </style:style>
    <style:style style:name="ro5" style:family="table-row">
      <style:table-row-properties style:row-height="60.08mm" fo:break-before="auto" style:use-optimal-row-height="true"/>
    </style:style>
    <style:style style:name="ro6" style:family="table-row">
      <style:table-row-properties style:row-height="63.75mm" fo:break-before="auto" style:use-optimal-row-height="true"/>
    </style:style>
    <style:style style:name="ro7" style:family="table-row">
      <style:table-row-properties style:row-height="56.37mm" fo:break-before="auto" style:use-optimal-row-height="true"/>
    </style:style>
    <style:style style:name="ro8" style:family="table-row">
      <style:table-row-properties style:row-height="45.21mm" fo:break-before="auto" style:use-optimal-row-height="true"/>
    </style:style>
    <style:style style:name="ro9" style:family="table-row">
      <style:table-row-properties style:row-height="37.78mm" fo:break-before="auto" style:use-optimal-row-height="true"/>
    </style:style>
    <style:style style:name="ro10" style:family="table-row">
      <style:table-row-properties style:row-height="15.47mm" fo:break-before="auto" style:use-optimal-row-height="true"/>
    </style:style>
    <style:style style:name="ro11" style:family="table-row">
      <style:table-row-properties style:row-height="19.17mm" fo:break-before="auto" style:use-optimal-row-height="true"/>
    </style:style>
    <style:style style:name="ro12" style:family="table-row">
      <style:table-row-properties style:row-height="60.03mm" fo:break-before="auto" style:use-optimal-row-height="true"/>
    </style:style>
    <style:style style:name="ro13" style:family="table-row">
      <style:table-row-properties style:row-height="34.03mm" fo:break-before="auto" style:use-optimal-row-height="true"/>
    </style:style>
    <style:style style:name="ro14" style:family="table-row">
      <style:table-row-properties style:row-height="11.77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499mm" fo:break-before="auto" style:use-optimal-row-height="true"/>
    </style:style>
    <style:style style:name="ro17" style:family="table-row">
      <style:table-row-properties style:row-height="26.63mm" fo:break-before="auto" style:use-optimal-row-height="true"/>
    </style:style>
    <style:style style:name="ro18" style:family="table-row">
      <style:table-row-properties style:row-height="15.49mm" fo:break-before="auto" style:use-optimal-row-height="true"/>
    </style:style>
    <style:style style:name="ro19" style:family="table-row">
      <style:table-row-properties style:row-height="22.91mm" fo:break-before="auto" style:use-optimal-row-height="true"/>
    </style:style>
    <style:style style:name="ro2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hrink-to-fit="false" style:vertical-align="top"/>
      <style:text-properties fo:font-size="14pt" fo:font-weight="bold" style:font-size-asian="14pt" style:font-weight-asian="bold" style:font-size-complex="14pt" style:font-weight-complex="bold"/>
    </style:style>
    <style:style style:name="ce2" style:family="table-cell" style:parent-style-name="Default">
      <style:table-cell-properties fo:wrap-option="no-wrap" style:shrink-to-fit="false" style:vertical-align="top"/>
      <style:text-properties fo:font-size="10pt" fo:font-weight="normal" style:font-size-asian="10pt" style:font-weight-asian="normal" style:font-size-complex="10pt" style:font-weight-complex="normal"/>
    </style:style>
    <style:style style:name="ce3" style:family="table-cell" style:parent-style-name="Default">
      <style:table-cell-properties fo:wrap-option="wrap" style:shrink-to-fit="true" style:vertical-align="top"/>
      <style:text-properties fo:font-weight="bold" style:font-weight-asian="bold" style:font-weight-complex="bold"/>
    </style:style>
    <style:style style:name="ce4" style:family="table-cell" style:parent-style-name="Default">
      <style:table-cell-properties fo:wrap-option="wrap" style:shrink-to-fit="true"/>
      <style:text-properties fo:font-weight="bold" style:font-weight-asian="bold" style:font-weight-complex="bold"/>
    </style:style>
    <style:style style:name="ce5" style:family="table-cell" style:parent-style-name="Default">
      <style:table-cell-properties fo:wrap-option="wrap" style:shrink-to-fit="true"/>
    </style:style>
    <style:style style:name="ce6" style:family="table-cell" style:parent-style-name="Default">
      <style:table-cell-properties fo:wrap-option="wrap" style:shrink-to-fit="true" style:vertical-align="top"/>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style>
    <style:style style:name="ce10" style:family="table-cell" style:parent-style-name="Default">
      <style:table-cell-properties fo:wrap-option="no-wrap" style:shrink-to-fit="false"/>
      <style:text-properties fo:font-size="14pt" fo:font-weight="bold" style:font-size-asian="14pt" style:font-weight-asian="bold" style:font-size-complex="14pt" style:font-weight-complex="bold"/>
    </style:style>
    <style:style style:name="ce11" style:family="table-cell" style:parent-style-name="Default">
      <style:table-cell-properties fo:wrap-option="no-wrap" style:shrink-to-fit="false"/>
      <style:text-properties fo:font-size="10pt" fo:font-weight="normal" style:font-size-asian="10pt" style:font-weight-asian="normal" style:font-size-complex="10pt" style:font-weight-complex="normal"/>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5"/>
        <table:table-column table:style-name="co2" table:default-cell-style-name="ce5"/>
        <table:table-column table:style-name="co3" table:default-cell-style-name="ce5"/>
        <table:table-column table:style-name="co4" table:default-cell-style-name="ce9"/>
        <table:table-column table:style-name="co5" table:default-cell-style-name="ce9"/>
        <table:table-column table:style-name="co6" table:default-cell-style-name="ce9"/>
        <table:table-column table:style-name="co7" table:number-columns-repeated="1017" table:default-cell-style-name="Default"/>
        <table:table-row table:style-name="ro1">
          <table:table-cell table:style-name="ce1" office:value-type="string" calcext:value-type="string">
            <text:p>Verarbeitungsverzeichnis Musterkrankenhaus*</text:p>
          </table:table-cell>
          <table:table-cell table:style-name="ce1" table:number-columns-repeated="5"/>
          <table:table-cell table:style-name="ce10" table:number-columns-repeated="1017"/>
        </table:table-row>
        <table:table-row table:style-name="ro1">
          <table:table-cell table:style-name="ce2" office:value-type="string" calcext:value-type="string">
            <text:p>* nur für den internen Gebrauch an der DHBW zu Studienzwecken; keine Weitergabe an Dritte erlaubt </text:p>
          </table:table-cell>
          <table:table-cell table:style-name="ce2" table:number-columns-repeated="5"/>
          <table:table-cell table:style-name="ce11" table:number-columns-repeated="1017"/>
        </table:table-row>
        <table:table-row table:style-name="ro2">
          <table:table-cell table:style-name="ce3" table:number-columns-repeated="3"/>
          <table:table-cell table:style-name="ce7" table:number-columns-repeated="3"/>
          <table:table-cell table:style-name="ce12" table:number-columns-repeated="1017"/>
        </table:table-row>
        <table:table-row table:style-name="ro3">
          <table:table-cell table:style-name="ce3" office:value-type="string" calcext:value-type="string">
            <text:p>Verarbeitungstätigkeit</text:p>
          </table:table-cell>
          <table:table-cell table:style-name="ce3" office:value-type="string" calcext:value-type="string">
            <text:p>Zweck der Verarbeitung</text:p>
          </table:table-cell>
          <table:table-cell table:style-name="ce3" office:value-type="string" calcext:value-type="string">
            <text:p>Rechtsgrundlage der Verarbeitungen</text:p>
          </table:table-cell>
          <table:table-cell table:style-name="ce7" office:value-type="string" calcext:value-type="string">
            <text:p>betroffene Personengruppen</text:p>
          </table:table-cell>
          <table:table-cell table:style-name="ce7" office:value-type="string" calcext:value-type="string">
            <text:p>Kategorien von Daten</text:p>
          </table:table-cell>
          <table:table-cell table:style-name="ce7" office:value-type="string" calcext:value-type="string">
            <text:p>Empfänger oder Kategorien von Empfängern, denen die Daten offengelegt worden sind oder noch offengelegt werden</text:p>
          </table:table-cell>
          <table:table-cell table:style-name="ce12" table:number-columns-repeated="1017"/>
        </table:table-row>
        <table:table-row table:style-name="ro4">
          <table:table-cell table:style-name="ce3" office:value-type="string" calcext:value-type="string">
            <text:p>Anreise</text:p>
          </table:table-cell>
          <table:table-cell table:style-name="ce6" office:value-type="string" calcext:value-type="string">
            <text:p>Die Erfassung von Daten bei der Anreise dienen dem optimalen Ablauf des stationären Aufenthaltes, teilweise der Diagnostik sowie den Abrechnungszwecken</text:p>
          </table:table-cell>
          <table:table-cell table:style-name="ce6" office:value-type="string" calcext:value-type="string">
            <text:p>- DSGVO  Art. 9 Abs. 2 lit. a) DSGVO; Einwilligung </text:p>
            <text:p>- DSGVO Art. 9 Abs. 2 lit. h) i.V.m. Abs. 3 DSGVO; Zwecke der Gesundheitsversorgung</text:p>
            <text:p/>
          </table:table-cell>
          <table:table-cell table:style-name="ce8" office:value-type="string" calcext:value-type="string">
            <text:p>Patienten (extern) <text:s/>Angehörige</text:p>
          </table:table-cell>
          <table:table-cell table:style-name="ce8" office:value-type="string" calcext:value-type="string">
            <text:p>Diagnose <text:s/>Gesundheitstdaten <text:s/>Angaben zur Krankenkasse <text:s/>Angaben zur Schwerbehinderung Ausweisdaten Anmeldedaten Geburtsort Angaben zu Ernährung</text:p>
          </table:table-cell>
          <table:table-cell table:style-name="ce8" office:value-type="string" calcext:value-type="string">
            <text:p>Krankenversicherungen (privat) ( extern ) Krankenkassen (gesetzlich) ( extern ) <text:s/>Haustechnik ( intern ) Rechnungswesen <text:s/>zuständige Fachabteilung Zimmerservice</text:p>
          </table:table-cell>
          <table:table-cell table:number-columns-repeated="1017"/>
        </table:table-row>
        <table:table-row table:style-name="ro5">
          <table:table-cell table:style-name="ce3" office:value-type="string" calcext:value-type="string">
            <text:p>Ärztliche Dokumentation</text:p>
          </table:table-cell>
          <table:table-cell table:style-name="ce6" office:value-type="string" calcext:value-type="string">
            <text:p>Dokumentation der Patientenversorgung zur Gewährleistung des reibungslosen Therapieablaufs; Nachvollziehbarkeit; Abrechnungszwecke; Sicherheit bei MDK-Prüfungen, Forschung und Lehre</text:p>
          </table:table-cell>
          <table:table-cell table:style-name="ce6" office:value-type="string" calcext:value-type="string">
            <text:p>- DSGVO  Art. 9 Abs. 2 lit. b) DSGVO; Ausübung von Rechten und Nachkommen von Pflichten </text:p>
            <text:p>- DSGVO  Art. 9 Abs. 2 lit. h) i.V.m. Abs. 3 DSGVO; Zwecke der Gesundheitsversorgung </text:p>
            <text:p>- DSGVO  Art. 9 Abs. 2 lit. f) DSGVO; Durchsetzung von Ansprüchen</text:p>
          </table:table-cell>
          <table:table-cell table:style-name="ce8" office:value-type="string" calcext:value-type="string">
            <text:p>Patienten (extern) <text:s/>Angehörige</text:p>
          </table:table-cell>
          <table:table-cell table:style-name="ce8" office:value-type="string" calcext:value-type="string">
            <text:p>Name, Vorname Diagnose Gesundheitstdaten Angaben zur Schwerbehinderung Angaben zu Ernährung Angaben über Sexualleben Geburtsdatum Ärztliche Empfehlung Therapeutische Empfehlung Angaben zu Kindern Angaben zu Ausbildung und Beruf Angaben zu früheren Tätigkeiten Nationalität Angabe über den Gesundheitszustand / Krankheitsverlauf (B) Anreisedatum / Abreisedatum Gewicht eines Patienten / KOF Größe eines Patienten</text:p>
          </table:table-cell>
          <table:table-cell table:style-name="ce8" office:value-type="string" calcext:value-type="string">
            <text:p>zuständige Fachabteilung Qualitätssicherung Medizinischer Dienst der Krankenkasse Medizincontrolling</text:p>
          </table:table-cell>
          <table:table-cell table:number-columns-repeated="1017"/>
        </table:table-row>
        <table:table-row table:style-name="ro6">
          <table:table-cell table:style-name="ce3" office:value-type="string" calcext:value-type="string">
            <text:p>Aufnahme</text:p>
          </table:table-cell>
          <table:table-cell table:style-name="ce6" office:value-type="string" calcext:value-type="string">
            <text:p>Erhebung aller für den Aufenthalt notwendiger Daten / verbindliche Anmeldung. Bei der Aufnahme erfolgt die Datenübermittlung an den Versicherungsträger. Welche Daten die Krankenkasse erhalten darf, ist im § 301 SGV geregelt.</text:p>
          </table:table-cell>
          <table:table-cell table:style-name="ce6" office:value-type="string" calcext:value-type="string">
            <text:p>- DSGVO Art. 9 Abs. 2 lit. a) DSGVO; Einwilligung </text:p>
            <text:p>- DSGVO  Art. 9 Abs. 2 lit. h) i.V.m. Abs. 3 DSGVO; Zwecke der Gesundheitsversorgung  </text:p>
          </table:table-cell>
          <table:table-cell table:style-name="ce8" office:value-type="string" calcext:value-type="string">
            <text:p>Patienten (extern) <text:s/>Angehörige <text:s/>Ärzte <text:s/>Begleitpersonen <text:s/>Hauptversicherte</text:p>
          </table:table-cell>
          <table:table-cell table:style-name="ce8" office:value-type="string" calcext:value-type="string">
            <text:p>Name, Vorname <text:s/>Diagnose Adresse (privat) Angaben zur Krankenkasse Geburtsort Geburtsdatum Therapeutische Empfehlung Angaben zu Ausbildung und Beruf Nationalität Angaben über religiöse Überzeugung Angaben über weltanschauliche Überzeugungen E-Mail-Adresse privat Telefonnummer privat Geschlecht Staatsangehörigkeit Herkunftsland Kommunikationsdaten (privat) Telekommunikationsdaten Titel Angaben zu Versicherungen Zugehörigkeit zur Krankenkasse Handynummer Hausarzt / Einweiser Krankenkassennummer</text:p>
          </table:table-cell>
          <table:table-cell table:style-name="ce8" office:value-type="string" calcext:value-type="string">
            <text:p>Krankenversicherungen (privat) ( extern ) Krankenkassen (gesetzlich) ( extern ) <text:s/>Rechnungswesen zuständige Fachabteilung</text:p>
          </table:table-cell>
          <table:table-cell table:number-columns-repeated="1017"/>
        </table:table-row>
        <table:table-row table:style-name="ro7">
          <table:table-cell table:style-name="ce3" office:value-type="string" calcext:value-type="string">
            <text:p>Beschwerdemanagement</text:p>
          </table:table-cell>
          <table:table-cell table:style-name="ce6" office:value-type="string" calcext:value-type="string">
            <text:p>Bearbeitung von Beschwerden, um die Patientenzufriedenheit zu erhöhen, den Anforderungen der Mitarbeiter und Geschäftspartner und somit des Qualitätsmanagements nachzukommen. Das Beschwerdemanagement erfolgt prinzipiell anonym, doch es besteht die Möglichkeit, den Namen anzugeben.</text:p>
          </table:table-cell>
          <table:table-cell table:style-name="ce6" office:value-type="string" calcext:value-type="string">
            <text:p>- DSGVO  Art. 6 Abs. 1 lit. c) DSGVO; Erfüllung einer rechtlichen Verpflichtung </text:p>
            <text:p>- DSGVO Art. 6 Abs. 1 lit. d) DSGVO; Schutz lebenswichtiger Interessen von Betroffenen</text:p>
          </table:table-cell>
          <table:table-cell table:style-name="ce8" office:value-type="string" calcext:value-type="string">
            <text:p>Patienten (extern) Angehörige Ärzte Begleitpersonen Hauptversicherte Besucher (extern) Dienstleister (extern) Freie Mitarbeiter (extern) Ehemalige Mitarbeiter / Beschäftigte (extern) <text:s/>Seite 3 von 6 <text:s/>23.04.2020 Honorarkräfte Lieferanten (extern) Geschäftspartner Handwerker Behörden Vertragspartner Beschäftigte / Mitarbeiter</text:p>
          </table:table-cell>
          <table:table-cell table:style-name="ce8" office:value-type="string" calcext:value-type="string">
            <text:p>Name, Vorname Kontaktdaten Telefonnummer, E-Mail-Adresse, Faxnummer, Handynummer Beschwerdeinhalt</text:p>
          </table:table-cell>
          <table:table-cell table:style-name="ce8" office:value-type="string" calcext:value-type="string">
            <text:p>Geschäftsführung Management Betroffene Abteilung</text:p>
          </table:table-cell>
          <table:table-cell table:number-columns-repeated="1017"/>
        </table:table-row>
        <table:table-row table:style-name="ro8">
          <table:table-cell table:style-name="ce3" office:value-type="string" calcext:value-type="string">
            <text:p>Besucherverwaltung</text:p>
          </table:table-cell>
          <table:table-cell table:style-name="ce6" office:value-type="string" calcext:value-type="string">
            <text:p>Zugangskontrolle zu den Geschäftsräumen und dem Werksgelände zur Gewährleistung der Sicherheit der Mitarbeiter und Besucher sowie Wahrung des Hausrechts. Außerdem ist die Führung der Besucherliste für die Gewährleistung der Evakuierung im Notfall unabdingbar.</text:p>
          </table:table-cell>
          <table:table-cell table:style-name="ce6" office:value-type="string" calcext:value-type="string">
            <text:p>- DSGVO  Art. 6 Abs. 1 lit. c) DSGVO; Erfüllung einer rechtlichen Verpflichtung </text:p>
            <text:p>- DSGVO  Art. 6 Abs. 1 lit. d) DSGVO; Schutz lebenswichtiger Interessen von Betroffenen</text:p>
          </table:table-cell>
          <table:table-cell table:style-name="ce6" office:value-type="string" calcext:value-type="string">
            <text:p>Besucher (extern) <text:s/>Dienstleister (extern) <text:s/>Lieferanten (extern) <text:s/>Seminarteilnehmer (extern) <text:s/>Interessenten (extern) <text:s/>Referenten (extern) <text:s/>Kunden <text:s/>Gäste (extern)</text:p>
          </table:table-cell>
          <table:table-cell table:style-name="ce8" office:value-type="string" calcext:value-type="string">
            <text:p>Name, Vorname Ausweisdaten Geburtsdatum Firmenzugehörigkeit Kfz-Kennzeichen</text:p>
          </table:table-cell>
          <table:table-cell table:style-name="ce8" office:value-type="string" calcext:value-type="string">
            <text:p>Betroffene Abteilung Empfang ( intern ) Werkschutz</text:p>
          </table:table-cell>
          <table:table-cell table:number-columns-repeated="1017"/>
        </table:table-row>
        <table:table-row table:style-name="ro9">
          <table:table-cell table:style-name="ce4" office:value-type="string" calcext:value-type="string">
            <text:p>Diagnostik</text:p>
          </table:table-cell>
          <table:table-cell office:value-type="string" calcext:value-type="string">
            <text:p>Die Diagnostik dient der Festlegung des weiteren Therapieverlaufs und ist dafür die Grundvoraussetzung. Der Gesundheitszustand der Patienten soll richtig beurteilt werden, um eine passende Therapie planen zu können.</text:p>
          </table:table-cell>
          <table:table-cell office:value-type="string" calcext:value-type="string">
            <text:p>DSGVO Art. 9 Abs. 2 lit. h) i.V.m. Abs. 3 DSGVO; Zwecke der Gesundheitsversorgung </text:p>
            <text:p/>
          </table:table-cell>
          <table:table-cell office:value-type="string" calcext:value-type="string">
            <text:p>Patienten (extern)</text:p>
          </table:table-cell>
          <table:table-cell office:value-type="string" calcext:value-type="string">
            <text:p>Name, Vorname <text:s/>Diagnose <text:s/>Adresse (privat)</text:p>
          </table:table-cell>
          <table:table-cell office:value-type="string" calcext:value-type="string">
            <text:p>Behandlungsteam <text:s/>Schreibbüro</text:p>
          </table:table-cell>
          <table:table-cell table:number-columns-repeated="1017"/>
        </table:table-row>
        <table:table-row table:style-name="ro10">
          <table:table-cell table:style-name="ce4" office:value-type="string" calcext:value-type="string">
            <text:p>Dienstplan Pflege</text:p>
          </table:table-cell>
          <table:table-cell office:value-type="string" calcext:value-type="string">
            <text:p>Führung des Dienstplans, um die ganzheitliche Patientenversorgung zu gewährleisten.</text:p>
          </table:table-cell>
          <table:table-cell office:value-type="string" calcext:value-type="string">
            <text:p>DSGVO <text:s/>Art. 6 Abs. 1 lit. b) DSGVO; Erfüllung des Vertragsgegenstandes </text:p>
          </table:table-cell>
          <table:table-cell office:value-type="string" calcext:value-type="string">
            <text:p>Beschäftigte / Mitarbeiter</text:p>
          </table:table-cell>
          <table:table-cell office:value-type="string" calcext:value-type="string">
            <text:p>Name, Vorname Angaben über den Arbeitszeitraum</text:p>
          </table:table-cell>
          <table:table-cell office:value-type="string" calcext:value-type="string">
            <text:p>Geschäftsführung Personalabteilung ( intern ) <text:s/>Lohnbuchhaltung</text:p>
          </table:table-cell>
          <table:table-cell table:number-columns-repeated="1017"/>
        </table:table-row>
        <table:table-row table:style-name="ro11">
          <table:table-cell table:style-name="ce4" office:value-type="string" calcext:value-type="string">
            <text:p>Einsicht in die Patientenakte</text:p>
          </table:table-cell>
          <table:table-cell office:value-type="string" calcext:value-type="string">
            <text:p>Der Patient hat Recht auf Auskunft gem. Art. 15 DSGVO und kann somit Einsicht in die Patientenakte verlangen.</text:p>
          </table:table-cell>
          <table:table-cell office:value-type="string" calcext:value-type="string">
            <text:p>DSGVO Art. 9 Abs. 2 lit. a) DSGVO; Einwilligung</text:p>
          </table:table-cell>
          <table:table-cell office:value-type="string" calcext:value-type="string">
            <text:p>Patienten (extern)</text:p>
          </table:table-cell>
          <table:table-cell office:value-type="string" calcext:value-type="string">
            <text:p>Patientenakte</text:p>
          </table:table-cell>
          <table:table-cell office:value-type="string" calcext:value-type="string">
            <text:p>Rechtsanwälte ( extern ) <text:s/>Angehörige <text:s/>Vormund</text:p>
          </table:table-cell>
          <table:table-cell table:number-columns-repeated="1017"/>
        </table:table-row>
        <table:table-row table:style-name="ro12">
          <table:table-cell table:style-name="ce4" office:value-type="string" calcext:value-type="string">
            <text:p>Entlassung</text:p>
          </table:table-cell>
          <table:table-cell office:value-type="string" calcext:value-type="string">
            <text:p>Der Entlassungsprozess dient dem möglichst reibungslosen Abschluss des Therapieprozesses sowie der Regelung von weiterführenden Maßnahmen für den Patienten; Lückenloser Entlassungsvorgang.Bei der Entlassung erfolgt die Datenübermittlung an den Versicherungsträger. Welche Daten die Krankenkasse erhalten darf, ist im § 301 SGV geregelt.</text:p>
          </table:table-cell>
          <table:table-cell office:value-type="string" calcext:value-type="string">
            <text:p>DSGVO <text:s/>Art. 9 Abs. 2 lit. h) i.V.m. Abs. 3 DSGVO; Zwecke der Gesundheitsversorgung</text:p>
          </table:table-cell>
          <table:table-cell office:value-type="string" calcext:value-type="string">
            <text:p>Patienten (extern) <text:s/>Angehörige</text:p>
          </table:table-cell>
          <table:table-cell office:value-type="string" calcext:value-type="string">
            <text:p>Gesundheitstdaten <text:s/>Therapeutische Empfehlung <text:s/>Labordaten (B)</text:p>
          </table:table-cell>
          <table:table-cell office:value-type="string" calcext:value-type="string">
            <text:p>Krankenversicherungen (privat) ( extern ) Krankenkassen (gesetzlich) ( extern ) <text:s/>Haustechnik ( intern ) Zimmerservice <text:s/>Schreibbüro Hausarzt ( extern )</text:p>
          </table:table-cell>
          <table:table-cell table:number-columns-repeated="1017"/>
        </table:table-row>
        <table:table-row table:style-name="ro6">
          <table:table-cell table:style-name="ce4" office:value-type="string" calcext:value-type="string">
            <text:p>Erstellung und Versand von Attesten für die Krankenversicherung / Beihilfe</text:p>
          </table:table-cell>
          <table:table-cell office:value-type="string" calcext:value-type="string">
            <text:p>Beantragung der Kostenübernahme</text:p>
          </table:table-cell>
          <table:table-cell office:value-type="string" calcext:value-type="string">
            <text:p>DSGVO <text:s/>Art. 9 Abs. 2 lit. h) i.V.m. Abs. 3 DSGVO; Zwecke der Gesundheitsversorgung</text:p>
          </table:table-cell>
          <table:table-cell office:value-type="string" calcext:value-type="string">
            <text:p>Patienten (extern) Ärzte</text:p>
          </table:table-cell>
          <table:table-cell office:value-type="string" calcext:value-type="string">
            <text:p>Diagnose Adresse (privat) Gesundheitstdaten Angaben zur Krankenkasse Geburtsdatum Angaben zu Kindern Angaben zu Ausbildung und Beruf <text:s/>Angaben zu früheren Tätigkeiten Angabe über den Gesundheitszustand / Krankheitsverlauf (B) Anreisedatum / Abreisedatum Gewicht eines Patienten / KOF Größe eines Patienten Geschlecht Titel Zugehörigkeit zur Krankenkasse Daten zur Person des Betroffenen Personalnummer Familienstand Versicherungsnummer Angabe zur Art des Kostenträgers Datum</text:p>
          </table:table-cell>
          <table:table-cell office:value-type="string" calcext:value-type="string">
            <text:p>Krankenversicherungen (privat) ( extern ) Krankenkassen (gesetzlich) ( extern ) <text:s/>zuständige Fachabteilung Schreibbüro Beihilfestellen</text:p>
          </table:table-cell>
          <table:table-cell table:number-columns-repeated="1017"/>
        </table:table-row>
        <table:table-row table:style-name="ro13">
          <table:table-cell table:style-name="ce4" office:value-type="string" calcext:value-type="string">
            <text:p>Forderungsmanagement</text:p>
          </table:table-cell>
          <table:table-cell office:value-type="string" calcext:value-type="string">
            <text:p>Kontrolle und Abwicklung von Ausgangsrechnungen, Überwachung von Zahlungen, Bearbeitung von Kontoauszügen. Verwalten und Eintreiben ausstehender Forderungen</text:p>
          </table:table-cell>
          <table:table-cell office:value-type="string" calcext:value-type="string">
            <text:p>- DSGVO  Art. 6 Abs. 1 lit. c) DSGVO; Erfüllung einer rechtlichen Verpflichtung </text:p>
            <text:p>- DSGVO  Art. 6 Abs. 1 lit. b) DSGVO; Erfüllung des Vertragsgegenstandes</text:p>
          </table:table-cell>
          <table:table-cell office:value-type="string" calcext:value-type="string">
            <text:p>Patienten (extern) Hauptversicherte Ansprechpartner</text:p>
          </table:table-cell>
          <table:table-cell office:value-type="string" calcext:value-type="string">
            <text:p>Adresse (privat) Angaben zur Krankenkasse Anreisedatum / Abreisedatum Angaben zu Versicherungen <text:s/>Rechnungsdaten Angabe zur Art des Kostenträgers</text:p>
          </table:table-cell>
          <table:table-cell office:value-type="string" calcext:value-type="string">
            <text:p>Krankenversicherungen (privat) ( extern ) Krankenkassen (gesetzlich) ( extern ) Beihilfestellen Controlling ( intern ) Steuerberater ( extern ) Finanzamt ( extern ) Hauptversicherter</text:p>
          </table:table-cell>
          <table:table-cell table:number-columns-repeated="1017"/>
        </table:table-row>
        <table:table-row table:style-name="ro10">
          <table:table-cell table:style-name="ce4" office:value-type="string" calcext:value-type="string">
            <text:p>GöA Abrechnung</text:p>
          </table:table-cell>
          <table:table-cell office:value-type="string" calcext:value-type="string">
            <text:p>Rechnungsstellung für ambulante Behandlungen, Sicherstellung der Leistungsabrechnung.</text:p>
          </table:table-cell>
          <table:table-cell office:value-type="string" calcext:value-type="string">
            <text:p>DSGVO <text:s/>Art. 9 Abs. 2 lit. h) i.V.m. Abs. 3 DSGVO; Zwecke der Gesundheitsversorgung</text:p>
          </table:table-cell>
          <table:table-cell office:value-type="string" calcext:value-type="string">
            <text:p>Patienten (extern) <text:s/>Hauptversicherte</text:p>
          </table:table-cell>
          <table:table-cell office:value-type="string" calcext:value-type="string">
            <text:p>Diagnose <text:s/>Adresse (privat) <text:s/>Anreisedatum / Abreisedatum <text:s/>Datum <text:s/>Rechnungsdaten</text:p>
          </table:table-cell>
          <table:table-cell office:value-type="string" calcext:value-type="string">
            <text:p>Geschäftsführung Steuerberater ( extern ) <text:s/>Finanzamt ( extern ) Interne Stelle</text:p>
          </table:table-cell>
          <table:table-cell table:number-columns-repeated="1017"/>
        </table:table-row>
        <table:table-row table:style-name="ro14">
          <table:table-cell table:style-name="ce4" office:value-type="string" calcext:value-type="string">
            <text:p>Handhabung der BTM-Karten (BTM-Betäubungsmittel)</text:p>
          </table:table-cell>
          <table:table-cell office:value-type="string" calcext:value-type="string">
            <text:p>Erfüllung der gesetzlichen Anforderung gem. BTMG</text:p>
          </table:table-cell>
          <table:table-cell office:value-type="string" calcext:value-type="string">
            <text:p>DSGVO - Art. 6 Abs. 1 lit. c) DSGVO; Erfüllung einer rechtlichen Verpflichtung</text:p>
          </table:table-cell>
          <table:table-cell office:value-type="string" calcext:value-type="string">
            <text:p>Patienten (extern)</text:p>
          </table:table-cell>
          <table:table-cell office:value-type="string" calcext:value-type="string">
            <text:p>Name, Vorname</text:p>
          </table:table-cell>
          <table:table-cell office:value-type="string" calcext:value-type="string">
            <text:p>Qualitätssicherung <text:s/>Qualitätsmanagement</text:p>
          </table:table-cell>
          <table:table-cell table:number-columns-repeated="1017"/>
        </table:table-row>
        <table:table-row table:style-name="ro15">
          <table:table-cell table:style-name="ce4" office:value-type="string" calcext:value-type="string">
            <text:p>Labor</text:p>
          </table:table-cell>
          <table:table-cell office:value-type="string" calcext:value-type="string">
            <text:p>Der Prozess Labor ist ein Teil der Diagnostik und somit die Voraussetzung für die Planung / die individuelle Vorgehensweise in der Therapie.</text:p>
          </table:table-cell>
          <table:table-cell office:value-type="string" calcext:value-type="string">
            <text:p>DSGVO <text:s/>Art. 9 Abs. 2 lit. h) i.V.m. Abs. 3 DSGVO; Zwecke der Gesundheitsversorgung</text:p>
          </table:table-cell>
          <table:table-cell office:value-type="string" calcext:value-type="string">
            <text:p>Patienten (extern)</text:p>
          </table:table-cell>
          <table:table-cell office:value-type="string" calcext:value-type="string">
            <text:p>Name, Vorname <text:s/>Labordaten (B)</text:p>
          </table:table-cell>
          <table:table-cell office:value-type="string" calcext:value-type="string">
            <text:p>zuständige Fachabteilung <text:s/>Labor <text:s/>Externes Labor</text:p>
          </table:table-cell>
          <table:table-cell table:number-columns-repeated="1017"/>
        </table:table-row>
        <table:table-row table:style-name="ro16">
          <table:table-cell table:style-name="ce4" office:value-type="string" calcext:value-type="string">
            <text:p>Meldung meldepflichtiger Krankheiten an das Gesundheitsamt</text:p>
          </table:table-cell>
          <table:table-cell office:value-type="string" calcext:value-type="string">
            <text:p>Gem. § 6 Infektionsschutzgesetz sind namentlich an das zuständige Gesundheitsamt zu melden: der Verdacht einer Erkrankung, die Erkrankung sowie der Tod in Bezug auf die folgenden Krankheiten: a) Botulismus, b) Cholera, c) Diphtherie, d) humane spongiforme Enzephalopathie, außer familiär-hereditärer Formen, e) akute Virushepatitis, f) enteropathisches hämolytisch-urämisches Syndrom (HUS), g) virusbedingtes hämorrhagisches Fieber, h) Keuchhusten, i) Masern, j) Meningokokken-Meningitis oder Sepsis, k) Milzbrand, l) Mumps, m) Pest, n) Poliomyelitis, o) Röteln einschließlich Rötelnembryopathie, p) Tollwut, q) Typhus abdominalis oder Paratyphus, r) Windpocken, s) zoonotische Influenza, 1a.die Erkrankung und der Tod in Bezug auf folgende Krankheiten: a) behandlungsbedürftige Tuberkulose, auch wenn ein bakteriologischer Nachweis nicht vorliegt, b) Clostridioides-difficile-Infektion mit klinisch schwerem Verlauf; ein klinisch schwerer Verlauf liegt vor, wenn aa) der Erkrankte zur Behandlung einer ambulant erworbenen Clostridioides-difficile-Infektion in eine medizinische Einrichtung aufgenommen wird, bb) der Erkrankte zur Behandlung der Clostridioides-difficile-Infektion oder ihrer Komplikationen auf eine Intensivstation verlegt wird, cc) ein chirurgischer Eingriff, zum Beispiel Kolektomie, auf Grund eines Megakolons, einer Perforation oder einer refraktären Kolitis erfolgt oder dd) der Erkrankte innerhalb von 30 Tagen nach der Feststellung der Clostridioides-difficile-Infektion verstirbt und die Infektion als direkte Todesursache oder als zum Tode beitragende Erkrankung gewertet wurde, 2. der Verdacht auf und die Erkrankung an einer mikrobiell bedingten Lebensmittelvergiftung oder an einer akuten infektiösen Gastroenteritis, wenn a) eine Person betroffen ist, die eine Tätigkeit im Sinne des § 42 Abs. 1 ausübt, b) zwei oder mehr gleichartige Erkrankungen auftreten, bei denen ein epidemischer Zusammenhang wahrscheinlich ist oder vermutet wird, 3. der Verdacht einer über das übliche Ausmaß einer Impfreaktion hinausgehenden gesundheitlichen Schädigung, 4. die Verletzung eines Menschen durch ein tollwutkrankes, -verdächtiges oder -ansteckungsverdächtiges Tier sowie die Berührung eines solchen Tieres oder Tierkörpers, 5. das Auftreten einer bedrohlichen übertragbaren Krankheit, die nicht bereits nach den Nummern 1 bis 4 meldepflichtig ist. Die Meldung nach Satz 1 hat gemäß § 8 Absatz 1 Nummer 1, 3 bis 8, § 9 Absatz 1, 2, 3 Satz 1 oder 3 zu erfolgen. (2) Dem Gesundheitsamt ist über die Meldung nach Absatz 1 Satz 1 Nummer 1 Buchstabe i hinaus zu melden, wenn Personen an einer subakuten sklerosierenden Panenzephalitis infolge einer Maserninfektion erkranken oder versterben. Dem Gesundheitsamt ist über die Meldung nach Absatz 1 Satz 1 Nummer 1a Buchstabe a hinaus zu melden, wenn Personen, die an einer behandlungsbedürftigen Lungentuberkulose erkrankt sind, eine Behandlung verweigern oder abbrechen. Die Meldung nach den Sätzen 1 und 2 hat gemäß § 8 Absatz 1 Nummer 1, § 9 Absatz 1 und 3 Satz 1 oder 3 zu erfolgen.</text:p>
          </table:table-cell>
          <table:table-cell office:value-type="string" calcext:value-type="string">
            <text:p>- DSGVO Art. 9 Abs. 2 lit. c) DSGVO; Schutz lebenswichtiger Interessen Verarbeitung besonderer Kategorien </text:p>
            <text:p>- DSGVO Art. 9 Abs. 2 lit. g) DSGVO; Öffentliches Interesse Unions- und mitgliedstaatliche Ausnahmen aus Gründen erheblichen öffentl. Interesses  </text:p>
            <text:p>- DSGVO Art. 9 Abs. 2 lit. b) DSGVO; Ausübung von Rechten und Nachkommen von Pflichten</text:p>
          </table:table-cell>
          <table:table-cell office:value-type="string" calcext:value-type="string">
            <text:p>Patienten (extern) <text:s/>Kreis von Betroffenen, die evtl. sich angesteckt haben</text:p>
          </table:table-cell>
          <table:table-cell office:value-type="string" calcext:value-type="string">
            <text:p>Name, Vorname <text:s/>Diagnose <text:s/>Adresse (privat)</text:p>
          </table:table-cell>
          <table:table-cell office:value-type="string" calcext:value-type="string">
            <text:p>Geschäftsführung <text:s/>Gesundheitsamt</text:p>
          </table:table-cell>
          <table:table-cell table:number-columns-repeated="1017"/>
        </table:table-row>
        <table:table-row table:style-name="ro17">
          <table:table-cell table:style-name="ce4" office:value-type="string" calcext:value-type="string">
            <text:p>Pflegerische Dokumentation</text:p>
          </table:table-cell>
          <table:table-cell office:value-type="string" calcext:value-type="string">
            <text:p>Erhebung von Daten für die Zwecke der Dokumention (gesetzliche Vorgaben, Dokumentationspflicht, Therapieprozess des Patienten)</text:p>
          </table:table-cell>
          <table:table-cell office:value-type="string" calcext:value-type="string">
            <text:p>- DSGVO <text:s/>Art. 9 Abs. 2 lit. h) i.V.m. Abs. 3 DSGVO; Zwecke der Gesundheitsversorgung</text:p>
          </table:table-cell>
          <table:table-cell office:value-type="string" calcext:value-type="string">
            <text:p>Patienten (extern) <text:s/>Angehörige</text:p>
          </table:table-cell>
          <table:table-cell office:value-type="string" calcext:value-type="string">
            <text:p>Pflegedokumentation (B) <text:s/>Pflegerische Anamnese (B)</text:p>
          </table:table-cell>
          <table:table-cell office:value-type="string" calcext:value-type="string">
            <text:p>zuständige Fachabteilung <text:s/>Qualitätssicherung <text:s/>Seite 3 von 6 <text:s/>23.04.2020 Medizinischer Dienst der Krankenkasse Medizincontrolling Schreibbüro</text:p>
          </table:table-cell>
          <table:table-cell table:number-columns-repeated="1017"/>
        </table:table-row>
        <table:table-row table:style-name="ro9">
          <table:table-cell table:style-name="ce4" office:value-type="string" calcext:value-type="string">
            <text:p>Rechnungswesen</text:p>
          </table:table-cell>
          <table:table-cell office:value-type="string" calcext:value-type="string">
            <text:p>Kontrolle und Abwicklung von Ein-/ Ausgangsrechnungen, Überwachung von Zahlungen, Bearbeitung von Kontoauszügen. Verwalten und Eintreiben ausstehender Forderungen.</text:p>
          </table:table-cell>
          <table:table-cell office:value-type="string" calcext:value-type="string">
            <text:p>- DSGVO  Art. 9 Abs. 2 lit. h) i.V.m. Abs. 3 DSGVO; Zwecke der Gesundheitsversorgung </text:p>
            <text:p>- DSGVO  Art. 6 Abs. 1 lit. c) DSGVO; Erfüllung einer rechtlichen Verpflichtung </text:p>
            <text:p>- DSGVO  Art. 6 Abs. 1 lit. b) DSGVO; Erfüllung des Vertragsgegenstandes </text:p>
            <text:p>- DSGVO  Art. 6 Abs. 1 lit. a) DSGVO; Einwilligung</text:p>
          </table:table-cell>
          <table:table-cell office:value-type="string" calcext:value-type="string">
            <text:p>Patienten (extern) <text:s/>Begleitpersonen <text:s/>Hauptversicherte</text:p>
          </table:table-cell>
          <table:table-cell office:value-type="string" calcext:value-type="string">
            <text:p>Name, Vorname Diagnose Adresse (privat) Geburtsdatum Patienten ID</text:p>
          </table:table-cell>
          <table:table-cell office:value-type="string" calcext:value-type="string">
            <text:p>Krankenversicherungen (privat) ( extern ) Krankenkassen (gesetzlich) ( extern ) Beihilfestellen Controlling ( intern ) Steuerberater ( extern ) Finanzamt ( extern ) Hauptversicherter Finanzbuchhaltung</text:p>
          </table:table-cell>
          <table:table-cell table:number-columns-repeated="1017"/>
        </table:table-row>
        <table:table-row table:style-name="ro5">
          <table:table-cell table:style-name="ce4" office:value-type="string" calcext:value-type="string">
            <text:p>Reha Entlassmanagement</text:p>
          </table:table-cell>
          <table:table-cell office:value-type="string" calcext:value-type="string">
            <text:p>Der Rahmenvertrag über ein Entlassmanagement beim Übergang in die Versorgung nach Krankenhausbehandlung nach § 39 Absatz 1a SGBV ist seit dem 01.10.2017 in Kraft und gesetzlich vorgeschrieben.</text:p>
          </table:table-cell>
          <table:table-cell office:value-type="string" calcext:value-type="string">
            <text:p>DSGVO Art. 9 Abs. 2 lit. h) i.V.m. Abs. 3 DSGVO; Zwecke der Gesundheitsversorgung</text:p>
          </table:table-cell>
          <table:table-cell office:value-type="string" calcext:value-type="string">
            <text:p>Patienten (extern) Angehörige</text:p>
          </table:table-cell>
          <table:table-cell office:value-type="string" calcext:value-type="string">
            <text:p>Diagnose Adresse (privat) Angaben zur Krankenkasse Angaben zur Schwerbehinderung Angaben zu Ernährung Ärztliche Empfehlung Therapeutische Empfehlung Angabe über den Gesundheitszustand / Krankheitsverlauf (B) Anreisedatum / Abreisedatum Angaben zu Versicherungen Hausarzt / Einweiser Angabe über Arbeitsfähigkeit Information über Arbeitstauglichkeit Ärztliche Überweisung zum Konsil (B) Angabe über Arbeitsunfähigkeit (B)</text:p>
          </table:table-cell>
          <table:table-cell office:value-type="string" calcext:value-type="string">
            <text:p>Krankenversicherungen (privat) ( extern ) Krankenkassen (gesetzlich) ( extern ) Medizinischer Dienst der Krankenkasse Vormund Hausarzt ( extern ) Schwerbehindertenvertretung ( intern ) Rehabilitationsträger ( extern ) Behörden Facharzt ( extern ) Konsilarärzte Krankenhäuser Sozialarbeiter / Entlassungsmanagement</text:p>
          </table:table-cell>
          <table:table-cell table:number-columns-repeated="1017"/>
        </table:table-row>
        <table:table-row table:style-name="ro8">
          <table:table-cell table:style-name="ce4" office:value-type="string" calcext:value-type="string">
            <text:p>Schreibarbeit / Schreibbüro</text:p>
          </table:table-cell>
          <table:table-cell office:value-type="string" calcext:value-type="string">
            <text:p>Erstellung und Versand von diversen Attesten, Schreiben, Briefen, Bescheinigungen, Stellungnahmen auf Anfrage</text:p>
          </table:table-cell>
          <table:table-cell office:value-type="string" calcext:value-type="string">
            <text:p>DSGVO Art. 9 Abs. 2 lit. h) i.V.m. Abs. 3 DSGVO; Zwecke der Gesundheitsversorgung</text:p>
          </table:table-cell>
          <table:table-cell office:value-type="string" calcext:value-type="string">
            <text:p>Patienten (extern) Ärzte Hauptversicherte</text:p>
          </table:table-cell>
          <table:table-cell office:value-type="string" calcext:value-type="string">
            <text:p>Diagnose Adresse (privat) Angaben zur Krankenkasse Angaben zur Schwerbehinderung Angaben über Sexualleben <text:s/>Geburtsdatum Angaben zu Kindern Nationalität Anreisedatum / Abreisedatum Telefonnummer privat Geschlecht Angaben zu Versicherungen Hausarzt / Einweiser Familienstand Patienten ID Angaben zur Qualifikation Angaben zur Art des Kostenträgers</text:p>
          </table:table-cell>
          <table:table-cell office:value-type="string" calcext:value-type="string">
            <text:p>Krankenversicherungen (privat) ( extern ) Krankenkassen (gesetzlich) ( extern ) <text:s/>zuständige Fachabteilung Hausarzt ( extern ) Beihilfestellen Rehabilitationsträger ( extern ) <text:s/>Behörden</text:p>
          </table:table-cell>
          <table:table-cell table:number-columns-repeated="1017"/>
        </table:table-row>
        <table:table-row table:style-name="ro18">
          <table:table-cell table:style-name="ce4" office:value-type="string" calcext:value-type="string">
            <text:p>Therapie</text:p>
          </table:table-cell>
          <table:table-cell office:value-type="string" calcext:value-type="string">
            <text:p>Reibungsloser Ablauf des Therapieprozesses für Patienten und Mitarbeiter.</text:p>
          </table:table-cell>
          <table:table-cell office:value-type="string" calcext:value-type="string">
            <text:p>DSGVO Art. 9 Abs. 2 lit. h) i.V.m. Abs. 3 DSGVO; Zwecke der Gesundheitsversorgung</text:p>
          </table:table-cell>
          <table:table-cell office:value-type="string" calcext:value-type="string">
            <text:p>Patienten (extern)</text:p>
          </table:table-cell>
          <table:table-cell office:value-type="string" calcext:value-type="string">
            <text:p>Patientenakte (B)</text:p>
          </table:table-cell>
          <table:table-cell office:value-type="string" calcext:value-type="string">
            <text:p>Medizinischer Dienst der Krankenkasse <text:s/>Medizincontrolling <text:s/>Behandlungsteam</text:p>
          </table:table-cell>
          <table:table-cell table:number-columns-repeated="1017"/>
        </table:table-row>
        <table:table-row table:style-name="ro19">
          <table:table-cell table:style-name="ce4" office:value-type="string" calcext:value-type="string">
            <text:p>Verlegung in ein anderes Krankenhaus</text:p>
          </table:table-cell>
          <table:table-cell office:value-type="string" calcext:value-type="string">
            <text:p>Reibungsloser Ablauf bei der Verlegung eines Patienten in ein anderes Krankenhaus.</text:p>
          </table:table-cell>
          <table:table-cell office:value-type="string" calcext:value-type="string">
            <text:p>- DSGVO Art. 9 Abs. 2 lit. c) DSGVO; Schutz lebenswichtiger Interessen </text:p>
            <text:p>- DSGVO Art. 9 Abs. 2 lit. h) i.V.m. Abs. 3 DSGVO; Zwecke der Gesundheitsversorgung- </text:p>
          </table:table-cell>
          <table:table-cell office:value-type="string" calcext:value-type="string">
            <text:p>Patienten (extern)</text:p>
          </table:table-cell>
          <table:table-cell office:value-type="string" calcext:value-type="string">
            <text:p>Name, Vorname <text:s/>Diagnose <text:s/>Adresse (privat) <text:s/>Geburtsdatum <text:s/>Verordnung einer Krankenbeförderung (B)</text:p>
          </table:table-cell>
          <table:table-cell office:value-type="string" calcext:value-type="string">
            <text:p>zuständige Fachabteilung des anderen Krankenhauses Patientenmanagement des anderen Krankenhauses</text:p>
          </table:table-cell>
          <table:table-cell table:number-columns-repeated="1017"/>
        </table:table-row>
        <table:table-row table:style-name="ro20" table:number-rows-repeated="1048550">
          <table:table-cell table:number-columns-repeated="1023"/>
        </table:table-row>
        <table:table-row table:style-name="ro20">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de" fo:country="D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4">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21:37:15.180437623</meta:creation-date>
    <dc:date>2020-04-24T07:53:50.448152293</dc:date>
    <meta:editing-duration>PT13M55S</meta:editing-duration>
    <meta:editing-cycles>3</meta:editing-cycles>
    <meta:generator>LibreOffice/6.1.2.1$MacOSX_X86_64 LibreOffice_project/65905a128db06ba48db947242809d14d3f9a93fe</meta:generator>
    <meta:document-statistic meta:table-count="1" meta:cell-count="134" meta:object-count="0"/>
  </office:meta>
</office:document-meta>
</file>